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4fef39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24f719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3ef325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28ee1e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2af11b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29f11f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40f222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16f50b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35f127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32f428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9"/>
        <table:table-column table:style-name="co3" table:number-columns-repeated="1014" table:default-cell-style-name="ce2"/>
        <table:table-column table:style-name="co4" table:default-cell-style-name="ce2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test01</text:p>
          </table:table-cell>
          <table:table-cell office:value-type="string">
            <text:p>TestDuplicateKey</text:p>
          </table:table-cell>
          <table:table-cell table:number-columns-repeated="5" table:style-name="ce7" office:value-type="string">
            <text:p>S.T.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2</text:p>
          </table:table-cell>
          <table:table-cell office:value-type="string">
            <text:p>TestConcurrent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N.S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number-columns-repeated="5" table:style-name="ce7" office:value-type="string">
            <text:p>S.T.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number-columns-repeated="7" table:style-name="ce7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6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2861</text:p>
          </table:table-cell>
          <table:table-cell office:value-type="string">
            <text:p>TestReferenceChange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number-columns-repeated="5"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8" office:value-type="string">
            <text:p>N.S.</text:p>
          </table:table-cell>
          <table:table-cell table:style-name="ce18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8" office:value-type="string">
            <text:p>N.S.</text:p>
          </table:table-cell>
          <table:table-cell table:style-name="ce18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9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8" office:value-type="string">
            <text:p>N.S.</text:p>
          </table:table-cell>
          <table:table-cell table:style-name="ce20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7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1">31.12.2009</text:date>, <text:time>16:3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8-25T18:56:59Z</meta:creation-date>
    <dc:date>2009-12-31T16:31:41</dc:date>
    <meta:editing-cycles>65</meta:editing-cycles>
    <meta:editing-duration>PT09H50M00S</meta:editing-duration>
    <meta:document-statistic meta:table-count="1" meta:cell-count="954" meta:object-count="0"/>
    <meta:user-defined meta:name="Info 1"/>
    <meta:user-defined meta:name="Info 2"/>
    <meta:user-defined meta:name="Info 3"/>
    <meta:user-defined meta:name="Info 4"/>
  </office:meta>
</office:document-meta>
</file>